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12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30" style:family="table-cell" style:parent-style-name="Default">
      <style:table-cell-properties fo:border="0.06pt solid #000000"/>
      <style:text-properties style:font-name="Iosevka NF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36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3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2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65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67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68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42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44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74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46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4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49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51" style:family="table-cell" style:parent-style-name="Default">
      <style:table-cell-properties fo:border-bottom="none" fo:border-left="none" fo:border-right="none" fo:border-top="0.06pt solid #000000"/>
    </style:style>
    <style:style style:name="ce82" style:family="table-cell" style:parent-style-name="Default">
      <style:table-cell-properties fo:border="none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85" style:family="table-cell" style:parent-style-name="Default">
      <style:table-cell-properties fo:border-bottom="none" fo:border-left="none" fo:border-right="none" fo:border-top="0.06pt solid #000000"/>
    </style:style>
    <style:style style:name="ce86" style:family="table-cell" style:parent-style-name="Default">
      <style:table-cell-properties fo:border-bottom="0.06pt solid #000000" fo:border-left="none" fo:border-right="none" fo:border-top="none"/>
    </style:style>
    <style:style style:name="ce5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4" style:family="table-cell" style:parent-style-name="Default">
      <style:table-cell-properties fo:border-bottom="none" fo:border-left="0.06pt solid #000000" fo:border-right="0.06pt solid #000000" fo:border-top="none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order-left="none" fo:border-right="0.06pt solid #000000" fo:border-top="none"/>
    </style:style>
    <style:style style:name="ce60" style:family="table-cell" style:parent-style-name="Default">
      <style:table-cell-properties fo:border-bottom="0.06pt solid #000000" fo:border-left="none" fo:border-right="0.06pt solid #000000" fo:border-top="none"/>
    </style:style>
    <style:style style:name="ce71" style:family="table-cell" style:parent-style-name="Default">
      <style:table-cell-properties fo:border-bottom="none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7" style:family="table-cell" style:parent-style-name="Default">
      <style:table-cell-properties fo:border-bottom="0.06pt solid #000000" fo:border-left="none" fo:border-right="0.06pt solid #000000" fo:border-top="none"/>
    </style:style>
    <style:style style:name="ce61" style:family="table-cell" style:parent-style-name="Default">
      <style:table-cell-properties fo:border-bottom="none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order-left="0.06pt solid #000000" fo:border-right="none" fo:border-top="none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45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10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7pt" style:language-asian="zh" style:country-asian="CN" style:font-style-asian="normal" style:font-weight-asian="normal" style:font-name-complex="Liberation Mono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1" table:default-cell-style-name="ce30"/>
        <table:table-column table:style-name="co1" table:default-cell-style-name="ce36"/>
        <table:table-column table:style-name="co1" table:number-columns-repeated="3" table:default-cell-style-name="ce5"/>
        <table:table-column table:style-name="co1" table:number-columns-repeated="2" table:default-cell-style-name="ce91"/>
        <table:table-column table:style-name="co1" table:default-cell-style-name="ce38"/>
        <table:table-column table:style-name="co1" table:default-cell-style-name="ce91"/>
        <table:table-column table:style-name="co1" table:default-cell-style-name="Default"/>
        <table:table-row table:style-name="ro1" table:visibility="collapse" table:number-rows-repeated="6">
          <table:table-cell table:style-name="ce1"/>
          <table:table-cell table:style-name="Default" table:number-columns-repeated="9"/>
          <table:table-cell/>
        </table:table-row>
        <table:table-row table:style-name="ro1" table:visibility="collapse">
          <table:table-cell table:style-name="ce2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2">
            <text:p>Document class</text:p>
          </table:table-cell>
          <table:covered-table-cell table:style-name="ce24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o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91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2">
            <text:p>Use package</text:p>
          </table:table-cell>
          <table:covered-table-cell table:style-name="ce5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k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91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Title</text:p>
          </table:table-cell>
          <table:covered-table-cell table:style-name="ce24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Author</text:p>
          </table:table-cell>
          <table:covered-table-cell table:style-name="ce24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Date</text:p>
          </table:table-cell>
          <table:covered-table-cell table:style-name="ce24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Today’s date</text:p>
          </table:table-cell>
          <table:covered-table-cell table:style-name="ce24"/>
          <table:table-cell office:value-type="string" calcext:value-type="string" table:number-columns-spanned="4" table:number-rows-spanned="1">
            <text:p>\today</text:p>
          </table:table-cell>
          <table:covered-table-cell table:number-columns-repeated="3"/>
          <table:table-cell office:value-type="string" calcext:value-type="string">
            <text:p>td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5">
            <text:p>Document body</text:p>
          </table:table-cell>
          <table:covered-table-cell table:style-name="ce24"/>
          <table:table-cell table:style-name="ce37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91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table:style-name="ce39" table:number-columns-spanned="4" table:number-rows-spanned="1"/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...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 table:style-name="ce47"/>
        </table:table-row>
        <table:table-row table:style-name="ro1">
          <table:covered-table-cell table:style-name="ce11"/>
          <table:covered-table-cell table:style-name="ce24"/>
          <table:table-cell table:style-name="ce39" table:number-columns-spanned="4" table:number-rows-spanned="1"/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 table:style-name="ce47"/>
        </table:table-row>
        <table:table-row table:style-name="ro1">
          <table:covered-table-cell table:style-name="ce11"/>
          <table:covered-table-cell table:style-name="ce24"/>
          <table:table-cell table:style-name="ce43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91"/>
          <table:covered-table-cell/>
          <table:table-cell table:style-name="ce47"/>
        </table:table-row>
        <table:table-row table:style-name="ro1">
          <table:table-cell table:style-name="ce7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 table:style-name="ce47"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ection</text:p>
          </table:table-cell>
          <table:covered-table-cell table:style-name="ce24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91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91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91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ubsection</text:p>
          </table:table-cell>
          <table:covered-table-cell table:style-name="ce24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91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91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91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ubsubsection</text:p>
          </table:table-cell>
          <table:covered-table-cell table:style-name="ce24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91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91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5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91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91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91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5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91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91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91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5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a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91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91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91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5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91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91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91"/>
          <table:covered-table-cell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Hyperref jump to correct page</text:p>
          </table:table-cell>
          <table:covered-table-cell table:style-name="ce24"/>
          <table:table-cell office:value-type="string" calcext:value-type="string" table:number-columns-spanned="4" table:number-rows-spanned="1">
            <text:p>\phantomsection</text:p>
          </table:table-cell>
          <table:covered-table-cell table:number-columns-repeated="3"/>
          <table:table-cell office:value-type="string" calcext:value-type="string">
            <text:p>phs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style-name="ce106" office:value-type="string" calcext:value-type="string">
            <text:p>hyperref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dd entry to list</text:p>
          </table:table-cell>
          <table:covered-table-cell table:style-name="ce24"/>
          <table:table-cell office:value-type="string" calcext:value-type="string" table:number-columns-spanned="4" table:number-rows-spanned="1">
            <text:p>\addcontentsline{<text:span text:style-name="T1">file</text:span><text:span text:style-name="T3">}{</text:span><text:span text:style-name="T1">sec-unit</text:span><text:span text:style-name="T3">}{</text:span><text:span text:style-name="T1">list-entry</text:span><text:span text:style-name="T3">}</text:span></text:p>
          </table:table-cell>
          <table:covered-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Headers in twoside mode</text:p>
          </table:table-cell>
          <table:covered-table-cell table:style-name="ce24"/>
          <table:table-cell office:value-type="string" calcext:value-type="string" table:number-columns-spanned="4" table:number-rows-spanned="1">
            <text:p>\markboth{<text:span text:style-name="T1">left</text:span><text:span text:style-name="T3">}{</text:span><text:span text:style-name="T1">right</text:span><text:span text:style-name="T3">}</text:span>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Maketitle</text:p>
          </table:table-cell>
          <table:covered-table-cell table:style-name="ce24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Table of contents</text:p>
          </table:table-cell>
          <table:covered-table-cell table:style-name="ce24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toc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List of tables</text:p>
          </table:table-cell>
          <table:covered-table-cell table:style-name="ce24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List of figures</text:p>
          </table:table-cell>
          <table:covered-table-cell table:style-name="ce24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Makeindex</text:p>
          </table:table-cell>
          <table:covered-table-cell table:style-name="ce24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Print index</text:p>
          </table:table-cell>
          <table:covered-table-cell table:style-name="ce24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PDF bookmark</text:p>
          </table:table-cell>
          <table:covered-table-cell table:style-name="ce24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Labe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ge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n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b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h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p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e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t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s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le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o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de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re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x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n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i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g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ta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tr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107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Phantom text</text:p>
          </table:table-cell>
          <table:covered-table-cell/>
          <table:table-cell office:value-type="string" calcext:value-type="string" table:number-columns-spanned="4" table:number-rows-spanned="1">
            <text:p>\phanto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h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hphantom{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phantom{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Colum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82"/>
          <table:table-cell office:value-type="string" calcext:value-type="string" table:number-columns-spanned="1" table:number-rows-spanned="9">
            <text:p>mul</text:p>
          </table:table-cell>
          <table:table-cell table:style-name="ce10" office:value-type="string" calcext:value-type="string" table:number-columns-spanned="1" table:number-rows-spanned="9">
            <text:p>no</text:p>
          </table:table-cell>
          <table:table-cell table:style-name="ce10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 table:style-name="ce107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82"/>
          <table:covered-table-cell table:style-name="ce107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</text:span></text:p>
          </table:table-cell>
          <table:covered-table-cell table:number-columns-repeated="3" table:style-name="ce82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 table:style-name="ce107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82"/>
          <table:covered-table-cell table:style-name="ce107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[</text:span><text:span text:style-name="T6">skip</text:span><text:span text:style-name="T5">]</text:span></text:p>
          </table:table-cell>
          <table:covered-table-cell table:number-columns-repeated="3" table:style-name="ce82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 table:style-name="ce107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82"/>
          <table:covered-table-cell table:style-name="ce107"/>
          <table:covered-table-cell table:number-columns-repeated="3" table:style-name="Default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82"/>
          <table:table-cell office:value-type="string" calcext:value-type="string" table:number-columns-spanned="1" table:number-rows-spanned="3">
            <text:p>tz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82"/>
          <table:covered-table-cell table:style-name="ce107"/>
          <table:covered-table-cell table:number-columns-repeated="2" table:style-name="Default"/>
          <table:covered-table-cell table:style-name="ce107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82"/>
          <table:covered-table-cell table:style-name="ce107"/>
          <table:covered-table-cell table:number-columns-repeated="2" table:style-name="Default"/>
          <table:covered-table-cell table:style-name="ce107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82"/>
          <table:table-cell office:value-type="string" calcext:value-type="string" table:number-columns-spanned="1" table:number-rows-spanned="3">
            <text:p>en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82"/>
          <table:covered-table-cell table:style-name="ce107"/>
          <table:covered-table-cell table:number-columns-repeated="2" table:style-name="Default"/>
          <table:covered-table-cell table:style-name="ce107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82"/>
          <table:covered-table-cell table:style-name="ce107"/>
          <table:covered-table-cell table:number-columns-repeated="2" table:style-name="Default"/>
          <table:covered-table-cell table:style-name="ce107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82"/>
          <table:table-cell office:value-type="string" calcext:value-type="string" table:number-columns-spanned="1" table:number-rows-spanned="3">
            <text:p>enI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82"/>
          <table:covered-table-cell table:style-name="ce107"/>
          <table:covered-table-cell table:number-columns-repeated="2" table:style-name="Default"/>
          <table:covered-table-cell table:style-name="ce107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82"/>
          <table:covered-table-cell table:style-name="ce107"/>
          <table:covered-table-cell table:number-columns-repeated="2" table:style-name="Default"/>
          <table:covered-table-cell table:style-name="ce107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82"/>
          <table:table-cell office:value-type="string" calcext:value-type="string" table:number-columns-spanned="1" table:number-rows-spanned="3">
            <text:p>eni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82"/>
          <table:covered-table-cell table:style-name="ce107"/>
          <table:covered-table-cell table:number-columns-repeated="2" table:style-name="Default"/>
          <table:covered-table-cell table:style-name="ce107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82"/>
          <table:covered-table-cell table:style-name="ce107"/>
          <table:covered-table-cell table:number-columns-repeated="2" table:style-name="Default"/>
          <table:covered-table-cell table:style-name="ce107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82"/>
          <table:table-cell office:value-type="string" calcext:value-type="string" table:number-columns-spanned="1" table:number-rows-spanned="3">
            <text:p>enA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82"/>
          <table:covered-table-cell table:style-name="ce107"/>
          <table:covered-table-cell table:number-columns-repeated="2" table:style-name="Default"/>
          <table:covered-table-cell table:style-name="ce107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82"/>
          <table:covered-table-cell table:style-name="ce107"/>
          <table:covered-table-cell table:number-columns-repeated="2" table:style-name="Default"/>
          <table:covered-table-cell table:style-name="ce107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68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82"/>
          <table:table-cell office:value-type="string" calcext:value-type="string" table:number-columns-spanned="1" table:number-rows-spanned="3">
            <text:p>ena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82"/>
          <table:covered-table-cell table:style-name="ce107"/>
          <table:covered-table-cell table:number-columns-repeated="2" table:style-name="Default"/>
          <table:covered-table-cell table:style-name="ce107"/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82"/>
          <table:covered-table-cell table:style-name="ce107"/>
          <table:covered-table-cell table:number-columns-repeated="2" table:style-name="Default"/>
          <table:covered-table-cell table:style-name="ce107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29" office:value-type="string" calcext:value-type="string">
            <text:p>\item ... </text:p>
          </table:table-cell>
          <table:table-cell table:style-name="ce56" table:number-columns-repeated="2"/>
          <table:table-cell table:style-name="ce71"/>
          <table:table-cell office:value-type="string" calcext:value-type="string">
            <text:p>tm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82"/>
          <table:table-cell office:value-type="string" calcext:value-type="string" table:number-columns-spanned="1" table:number-rows-spanned="6">
            <text:p>oo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82"/>
          <table:table-cell office:value-type="string" calcext:value-type="string" table:number-columns-spanned="1" table:number-rows-spanned="6">
            <text:p>pf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 table:style-name="ce107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82"/>
          <table:covered-table-cell table:style-name="ce107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82"/>
          <table:covered-table-cell/>
          <table:covered-table-cell table:number-columns-repeated="2" table:style-name="ce10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 table:style-name="ce107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82"/>
          <table:covered-table-cell table:style-name="ce107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82"/>
          <table:table-cell office:value-type="string" calcext:value-type="string" table:number-columns-spanned="1" table:number-rows-spanned="6">
            <text:p>ps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82"/>
          <table:table-cell office:value-type="string" calcext:value-type="string" table:number-columns-spanned="1" table:number-rows-spanned="6">
            <text:p>cc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2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82"/>
          <table:table-cell office:value-type="string" calcext:value-type="string" table:number-columns-spanned="1" table:number-rows-spanned="6">
            <text:p>l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2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82"/>
          <table:table-cell office:value-type="string" calcext:value-type="string" table:number-columns-spanned="1" table:number-rows-spanned="6">
            <text:p>dd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2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82"/>
          <table:table-cell office:value-type="string" calcext:value-type="string" table:number-columns-spanned="1" table:number-rows-spanned="6">
            <text:p>re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2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82"/>
          <table:table-cell office:value-type="string" calcext:value-type="string" table:number-columns-spanned="1" table:number-rows-spanned="6">
            <text:p>ex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2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82"/>
          <table:table-cell office:value-type="string" calcext:value-type="string" table:number-columns-spanned="1" table:number-rows-spanned="6">
            <text:p>ee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2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82"/>
          <table:table-cell office:value-type="string" calcext:value-type="string" table:number-columns-spanned="1" table:number-rows-spanned="6">
            <text:p>pn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82"/>
          <table:covered-table-cell/>
          <table:covered-table-cell table:number-columns-repeated="3" table:style-name="ce5"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37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5">
            <text:p>tab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82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2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82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82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66"/>
          <table:covered-table-cell table:style-name="ce60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82"/>
          <table:table-cell office:value-type="string" calcext:value-type="string" table:number-columns-spanned="1" table:number-rows-spanned="3">
            <text:p>rr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2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82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lign text left</text:p>
          </table:table-cell>
          <table:covered-table-cell table:style-name="ce5"/>
          <table:table-cell table:style-name="ce44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lign text center</text:p>
          </table:table-cell>
          <table:covered-table-cell table:style-name="ce5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lign text right</text:p>
          </table:table-cell>
          <table:covered-table-cell table:style-name="ce5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2">
            <text:p>Horizontal line</text:p>
          </table:table-cell>
          <table:covered-table-cell table:style-name="ce5"/>
          <table:table-cell table:style-name="ce74" office:value-type="string" calcext:value-type="string" table:number-columns-spanned="4" table:number-rows-spanned="1">
            <text:p>\hline</text:p>
          </table:table-cell>
          <table:covered-table-cell table:number-columns-repeated="2" table:style-name="ce85"/>
          <table:covered-table-cell table:style-name="ce96"/>
          <table:table-cell table:style-name="ce105" office:value-type="string" calcext:value-type="string" table:number-columns-spanned="1" table:number-rows-spanned="2">
            <text:p>hn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style-name="ce11"/>
          <table:covered-table-cell table:style-name="ce5"/>
          <table:table-cell table:style-name="ce75" office:value-type="string" calcext:value-type="string" table:number-columns-spanned="4" table:number-rows-spanned="1">
            <text:p>...</text:p>
          </table:table-cell>
          <table:covered-table-cell table:number-columns-repeated="2" table:style-name="ce86"/>
          <table:covered-table-cell table:style-name="ce97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2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r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style-name="ce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loa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pt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82"/>
          <table:table-cell office:value-type="string" calcext:value-type="string" table:number-columns-spanned="1" table:number-rows-spanned="3">
            <text:p>sn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82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82"/>
          <table:table-cell office:value-type="string" calcext:value-type="string" table:number-columns-spanned="1" table:number-rows-spanned="3">
            <text:p>sn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82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o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44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hu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82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82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82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82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82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82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82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82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Math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k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48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82"/>
          <table:table-cell office:value-type="string" calcext:value-type="string" table:number-columns-spanned="1" table:number-rows-spanned="3">
            <text:p>e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2"/>
          <table:covered-table-cell table:style-name="ce107"/>
          <table:covered-table-cell table:number-columns-repeated="2" table:style-name="Default"/>
          <table:covered-table-cell table:style-name="ce107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82"/>
          <table:covered-table-cell table:style-name="ce107"/>
          <table:covered-table-cell table:number-columns-repeated="2" table:style-name="Default"/>
          <table:covered-table-cell table:style-name="ce107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68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2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covered-table-cell table:style-name="ce107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2"/>
          <table:covered-table-cell table:style-name="ce107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3"/>
          <table:covered-table-cell table:style-name="ce107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68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2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107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2"/>
          <table:covered-table-cell table:style-name="ce107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107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68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2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68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2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107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2"/>
          <table:covered-table-cell table:style-name="ce107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107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68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2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107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2"/>
          <table:covered-table-cell table:style-name="ce107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107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68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2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107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2"/>
          <table:covered-table-cell table:style-name="ce107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107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68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2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2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r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table:number-columns-spanned="1" table:number-rows-spanned="2"/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2"/>
          <table:covered-table-cell/>
          <table:covered-table-cell table:style-name="ce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tag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2" table:number-rows-spanned="1">
            <text:p>Command</text:p>
          </table:table-cell>
          <table:covered-table-cell/>
          <table:table-cell table:style-name="ce40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10"/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68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91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x{</text:span><text:span text:style-name="T9">cols</text:span><text:span text:style-name="T10">}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>
            <text:p>...</text:p>
          </table:table-cell>
          <table:table-cell table:style-name="ce82"/>
          <table:covered-table-cell table:number-columns-repeated="2" table:style-name="ce82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68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91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h{</text:span><text:span text:style-name="T9">cols</text:span><text:span text:style-name="T10">}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>
            <text:p>...</text:p>
          </table:table-cell>
          <table:table-cell table:style-name="ce82"/>
          <table:covered-table-cell table:number-columns-repeated="2" table:style-name="ce82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68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91" office:value-type="string" calcext:value-type="string" table:number-columns-spanned="3" table:number-rows-spanned="3">
            <text:p><text:span text:style-name="T7">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}gn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>
            <text:p>...</text:p>
          </table:table-cell>
          <table:table-cell table:style-name="ce82"/>
          <table:covered-table-cell table:number-columns-repeated="2" table:style-name="ce82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7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x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107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xr</text:p>
          </table:table-cell>
          <table:table-cell table:style-name="ce111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107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2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82"/>
          <table:table-cell office:value-type="string" calcext:value-type="string" table:number-columns-spanned="1" table:number-rows-spanned="6">
            <text:p>cf</text:p>
          </table:table-cell>
          <table:table-cell table:style-name="ce111" office:value-type="string" calcext:value-type="string" table:number-columns-spanned="1" table:number-rows-spanned="6">
            <text:p>yes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82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3" table:style-name="ce82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82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82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49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 table:style-name="ce107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1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111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111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107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107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bg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g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x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re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opr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e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f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xm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m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iv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u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Bra</text:p>
          </table:table-cell>
          <table:covered-table-cell/>
          <table:table-cell office:value-type="string" calcext:value-type="string" table:number-columns-spanned="4" table:number-rows-spanned="1">
            <text:p>\bra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a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bra*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Ket</text:p>
          </table:table-cell>
          <table:covered-table-cell/>
          <table:table-cell office:value-type="string" calcext:value-type="string" table:number-columns-spanned="4" table:number-rows-spanned="1">
            <text:p>\ke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kt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ket*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Braket</text:p>
          </table:table-cell>
          <table:covered-table-cell/>
          <table:table-cell office:value-type="string" calcext:value-type="string" table:number-columns-spanned="4" table:number-rows-spanned="1">
            <text:p>\brake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k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braket*{...}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m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i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s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v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v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Function domain and codomain</text:p>
          </table:table-cell>
          <table:covered-table-cell table:style-name="ce5"/>
          <table:table-cell table:style-name="ce78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fn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37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43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38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38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38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38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38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38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38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38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38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38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k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107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a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10"/>
          <table:covered-table-cell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107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10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107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107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107"/>
          <table:covered-table-cell table:number-columns-repeated="2"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md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.e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107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.ph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107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Acc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ht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ti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vv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v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bq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uq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107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 table:number-columns-spanned="10" table:number-rows-spanned="1">
            <text:p>Arrow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um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>
            <text:p>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>
            <text:p>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e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d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d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pd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b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5"/>
          <table:covered-table-cell table:style-name="ce10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b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t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5"/>
          <table:covered-table-cell table:style-name="ce10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t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109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109" office:value-type="string" calcext:value-type="string" table:number-columns-spanned="1" table:number-rows-spanned="2">
            <text:p>ct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109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91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109" office:value-type="string" calcext:value-type="string" table:number-columns-spanned="1" table:number-rows-spanned="2">
            <text:p>ctn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109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109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07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109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91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109" office:value-type="string" calcext:value-type="string" table:number-columns-spanned="1" table:number-rows-spanned="2">
            <text:p>au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109" office:value-type="string" calcext:value-type="string" table:number-columns-spanned="1" table:number-rows-spanned="2">
            <text:p>ye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109"/>
          <table:covered-table-cell/>
          <table:covered-table-cell table:style-name="ce91"/>
          <table:covered-table-cell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bib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37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91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37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91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2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82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91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}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68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53"/>
          <table:covered-table-cell table:style-name="ce61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91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2" table:style-name="ce55"/>
          <table:covered-table-cell table:style-name="ce63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68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51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91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68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51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91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8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68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53"/>
          <table:covered-table-cell table:style-name="ce61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91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2" table:style-name="ce55"/>
          <table:covered-table-cell table:style-name="ce63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37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91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37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91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37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91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37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91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37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91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37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91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82"/>
          <table:covered-table-cell table:style-name="ce59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91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\bra{\langle}{\rvert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\ket{\lvert}{\rangle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X\braket[2]{\langle}{\rangle}{#1\,\delimsize\vert\,\mathopen{}#2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25"/>
          <table:table-cell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25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der}[2]{\frac{\dr#1}{\dr#2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table:number-columns-spanned="1" table:number-rows-spanned="2"/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27"/>
          <table:covered-table-cell table:style-name="ce27" office:value-type="string" calcext:value-type="string">
            <text:p>\newcommand{\npd}[3]{\frac{\partial^{#1}#2}{\partial#3^{#1}}}</text:p>
          </table:covered-table-cell>
          <table:covered-table-cell table:number-columns-repeated="5" table:style-name="ce27"/>
          <table:covered-table-cell table:style-name="ce101"/>
          <table:table-cell table:style-name="ce105" table:number-columns-spanned="1" table:number-rows-spanned="2"/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 style:data-style-name="N2" text:time-value="16:44:39.3056400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08-02T16:45:02.580697305</dc:date>
    <meta:editing-duration>P1DT17H14M30S</meta:editing-duration>
    <meta:editing-cycles>649</meta:editing-cycles>
    <meta:generator>LibreOffice/24.2.5.2$Linux_X86_64 LibreOffice_project/420$Build-2</meta:generator>
    <meta:print-date>2024-08-02T10:42:05.935444616</meta:print-date>
    <meta:printed-by>PDF files</meta:printed-by>
    <meta:document-statistic meta:table-count="1" meta:cell-count="3481" meta:object-count="0"/>
  </office:meta>
</office:document-meta>
</file>